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735C082A7AE2780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2cm, 0cm, 1.813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font-variant="normal" fo:text-transform="none" fo:color="#610506" style:text-outline="false" style:text-line-through-style="none" style:text-line-through-type="none" style:font-name="Liberation Sans1" fo:font-size="28pt" fo:language="es" fo:country="ES" fo:font-style="normal" fo:text-shadow="none" style:text-underline-style="none" fo:font-weight="bold" style:letter-kerning="true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6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7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23cm" svg:height="15.75cm" svg:x="-0.015cm" svg:y="0cm">
          <draw:image xlink:href="Pictures/10000000000005DC0000043D735C082A7AE2780A.jpg" xlink:type="simple" xlink:show="embed" xlink:actuate="onLoad">
            <text:p/>
          </draw:image>
        </draw:frame>
        <draw:frame draw:style-name="gr2" draw:text-style-name="P6" draw:layer="layout" svg:width="25.377cm" svg:height="11.495cm" svg:x="1.312cm" svg:y="3.255cm">
          <draw:text-box>
            <text:p text:style-name="P2"><text:span text:style-name="T1">Jesus cura um paralítico</text:span><text:span text:style-name="T2"> </text:span></text:p>
            <text:p text:style-name="P2"><text:span text:style-name="T3">(</text:span><text:span text:style-name="T4">Lucas 5.17-26</text:span><text:span text:style-name="T3">)</text:span></text:p>
            <text:p text:style-name="P2"><text:span text:style-name="T5">_________________</text:span></text:p>
            <text:p text:style-name="P3"><text:span text:style-name="T6">%language%</text:span></text:p>
            <text:p text:style-name="P4"><text:span text:style-name="T7">[%lang-code%]</text:span></text:p>
            <text:p text:style-name="P5"><text:span text:style-name="T6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7:40.283000000</dc:date>
    <meta:editing-duration>PT36M5S</meta:editing-duration>
    <meta:editing-cycles>18</meta:editing-cycles>
    <meta:generator>LibreOffice/5.4.7.2$Windows_X86_64 LibreOffice_project/c838ef25c16710f8838b1faec480ebba495259d0</meta:generator>
    <meta:document-statistic meta:object-count="2"/>
  </office:meta>
</office:document-meta>
</file>